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5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2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62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])" office:value-type="string" office:string-value="2,3,24" calcext:value-type="string">
            <text:p>2,3,24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29])" office:value-type="string" office:string-value="2,3,24,25" calcext:value-type="string">
            <text:p>2,3,24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30])" office:value-type="string" office:string-value="2,3,24,25,26" calcext:value-type="string">
            <text:p>2,3,24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])" office:value-type="string" office:string-value="1,30" calcext:value-type="string">
            <text:p>1,30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34:.$A$35])" office:value-type="string" office:string-value="1,30,31" calcext:value-type="string">
            <text:p>1,30,31</text:p>
          </table:table-cell>
          <table:table-cell table:style-name="ce4" office:value-type="string" calcext:value-type="string">
            <text:p>11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6])" office:value-type="string" office:string-value="1,30,31,32" calcext:value-type="string">
            <text:p>1,30,31,32</text:p>
          </table:table-cell>
          <table:table-cell table:style-name="ce4" office:value-type="string" calcext:value-type="string">
            <text:p>20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7])" office:value-type="string" office:string-value="1,30,31,32,33" calcext:value-type="string">
            <text:p>1,30,31,32,33</text:p>
          </table:table-cell>
          <table:table-cell table:style-name="ce4" office:value-type="string" calcext:value-type="string">
            <text:p>23,8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4:.$A$38])" office:value-type="string" office:string-value="1,30,31,32,33,34" calcext:value-type="string">
            <text:p>1,30,31,32,33,34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:.$A$38];[.$A$40])" office:value-type="string" office:string-value="1,30,31,32,33,34,36" calcext:value-type="string">
            <text:p>1,30,31,32,33,34,36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34:.$A$38];[.$A$40:.$A$41])" office:value-type="string" office:string-value="1,30,31,32,33,34,36,37" calcext:value-type="string">
            <text:p>1,30,31,32,33,34,36,37</text:p>
          </table:table-cell>
          <table:table-cell table:style-name="ce4" office:value-type="string" calcext:value-type="string">
            <text:p>21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43])" office:value-type="string" office:string-value="1,39" calcext:value-type="string">
            <text:p>1,3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SCOUT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])" office:value-type="string" office:string-value="2,3,25" calcext:value-type="string">
            <text:p>2,3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:.$A$30])" office:value-type="string" office:string-value="2,3,25,26" calcext:value-type="string">
            <text:p>2,3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:.$A$31])" office:value-type="string" office:string-value="2,3,25,26,27" calcext:value-type="string">
            <text:p>2,3,25,26,27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3" table:number-columns-repeated="2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25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4])" office:value-type="string" office:string-value="29,30" calcext:value-type="string">
            <text:p>29,30</text:p>
          </table:table-cell>
          <table:table-cell table:style-name="ce25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15"/>
          <table:table-cell table:style-name="ce4"/>
          <table:table-cell table:style-name="ce15" table:formula="of:=COM.MICROSOFT.TEXTJOIN(&quot;,&quot;;1;[.$A$33:.$A$35])" office:value-type="string" office:string-value="29,30,31" calcext:value-type="string">
            <text:p>29,30,31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6])" office:value-type="string" office:string-value="29,30,31,32" calcext:value-type="string">
            <text:p>29,30,31,32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20:13:25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20:13:37.370000000</dc:date>
    <meta:editing-duration>P27DT3H15M43S</meta:editing-duration>
    <meta:editing-cycles>1128</meta:editing-cycles>
    <meta:generator>LibreOffice/7.1.3.2$Windows_X86_64 LibreOffice_project/47f78053abe362b9384784d31a6e56f8511eb1c1</meta:generator>
    <meta:document-statistic meta:table-count="2" meta:cell-count="1118" meta:object-count="0"/>
  </office:meta>
</office:document-meta>
</file>